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2">
      <style:paragraph-properties>
        <style:tab-stops>
          <style:tab-stop style:position="15.501cm" style:type="right" style:leader-style="dotted" style:leader-text="."/>
        </style:tab-stops>
      </style:paragraph-properties>
    </style:style>
    <style:style style:name="P3" style:family="paragraph" style:parent-style-name="Standard">
      <style:paragraph-properties fo:text-align="center" style:justify-single-word="false"/>
      <style:text-properties officeooo:rsid="0014aed1" officeooo:paragraph-rsid="0014aed1"/>
    </style:style>
    <style:style style:name="P4" style:family="paragraph" style:parent-style-name="Standard">
      <style:paragraph-properties fo:text-align="center" style:justify-single-word="false"/>
      <style:text-properties fo:font-weight="bold" officeooo:rsid="0014aed1" officeooo:paragraph-rsid="0014aed1" style:font-weight-asian="bold" style:font-weight-complex="bold"/>
    </style:style>
    <style:style style:name="P5" style:family="paragraph" style:parent-style-name="Standard">
      <style:paragraph-properties fo:text-align="center" style:justify-single-word="false"/>
      <style:text-properties fo:font-weight="normal" officeooo:rsid="0014aed1" officeooo:paragraph-rsid="0014aed1" style:font-weight-asian="normal" style:font-weight-complex="normal"/>
    </style:style>
    <style:style style:name="P6" style:family="paragraph" style:parent-style-name="Standard">
      <style:paragraph-properties fo:text-align="start" style:justify-single-word="false"/>
      <style:text-properties fo:font-weight="normal" officeooo:rsid="0014aed1" officeooo:paragraph-rsid="0014aed1" style:font-weight-asian="normal" style:font-weight-complex="normal"/>
    </style:style>
    <style:style style:name="P7" style:family="paragraph" style:parent-style-name="Standard">
      <style:paragraph-properties fo:text-align="start" style:justify-single-word="false"/>
      <style:text-properties officeooo:paragraph-rsid="00173f31"/>
    </style:style>
    <style:style style:name="P8" style:family="paragraph" style:parent-style-name="Standard">
      <style:paragraph-properties fo:text-align="start" style:justify-single-word="false"/>
      <style:text-properties fo:font-style="italic" fo:font-weight="bold" officeooo:rsid="00173f31" officeooo:paragraph-rsid="00173f31"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normal" fo:font-weight="bold" officeooo:rsid="0016a222" officeooo:paragraph-rsid="0016a222"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officeooo:rsid="001b8c5e" officeooo:paragraph-rsid="001b8c5e"/>
    </style:style>
    <style:style style:name="P11" style:family="paragraph" style:parent-style-name="Standard">
      <style:paragraph-properties fo:text-align="start" style:justify-single-word="false" fo:break-before="page"/>
      <style:text-properties fo:font-weight="bold" officeooo:rsid="0014aed1" officeooo:paragraph-rsid="0014aed1" style:font-weight-asian="bold" style:font-weight-complex="bold"/>
    </style:style>
    <style:style style:name="P12" style:family="paragraph" style:parent-style-name="Text_20_body">
      <style:text-properties officeooo:paragraph-rsid="001f1e61"/>
    </style:style>
    <style:style style:name="P13" style:family="paragraph" style:parent-style-name="Text_20_body">
      <style:text-properties officeooo:rsid="0020fa38" officeooo:paragraph-rsid="0020fa38"/>
    </style:style>
    <style:style style:name="P14" style:family="paragraph" style:parent-style-name="Text_20_body">
      <style:text-properties officeooo:paragraph-rsid="0020fa38"/>
    </style:style>
    <style:style style:name="P15" style:family="paragraph" style:parent-style-name="Text_20_body">
      <style:text-properties officeooo:rsid="00215865" officeooo:paragraph-rsid="00215865"/>
    </style:style>
    <style:style style:name="P16" style:family="paragraph" style:parent-style-name="Text_20_body">
      <style:text-properties officeooo:paragraph-rsid="00215865"/>
    </style:style>
    <style:style style:name="P17" style:family="paragraph" style:parent-style-name="Text_20_body">
      <style:text-properties officeooo:paragraph-rsid="0022f090"/>
    </style:style>
    <style:style style:name="P18" style:family="paragraph" style:parent-style-name="Text_20_body">
      <style:text-properties officeooo:paragraph-rsid="002662d7"/>
    </style:style>
    <style:style style:name="P19" style:family="paragraph" style:parent-style-name="Text_20_body">
      <style:text-properties officeooo:paragraph-rsid="0026ffb8"/>
    </style:style>
    <style:style style:name="P20" style:family="paragraph" style:parent-style-name="Heading_20_2">
      <style:text-properties fo:language="en" fo:country="US" fo:font-weight="bold" style:font-weight-asian="bold" style:font-weight-complex="bold"/>
    </style:style>
    <style:style style:name="P21" style:family="paragraph" style:parent-style-name="Heading_20_2">
      <style:text-properties officeooo:rsid="001f1e61" officeooo:paragraph-rsid="001f1e61"/>
    </style:style>
    <style:style style:name="P22" style:family="paragraph" style:parent-style-name="Heading_20_2">
      <style:text-properties officeooo:rsid="0020fa38" officeooo:paragraph-rsid="0020fa38"/>
    </style:style>
    <style:style style:name="P23" style:family="paragraph" style:parent-style-name="Heading_20_2">
      <style:text-properties officeooo:rsid="00215865" officeooo:paragraph-rsid="00215865"/>
    </style:style>
    <style:style style:name="P24" style:family="paragraph" style:parent-style-name="Heading_20_2">
      <style:text-properties officeooo:rsid="002662d7" officeooo:paragraph-rsid="002662d7"/>
    </style:style>
    <style:style style:name="P25" style:family="paragraph" style:parent-style-name="Heading_20_2">
      <style:text-properties officeooo:rsid="0026ffb8" officeooo:paragraph-rsid="0026ffb8"/>
    </style:style>
    <style:style style:name="P26" style:family="paragraph" style:parent-style-name="Standard">
      <style:paragraph-properties fo:text-align="start" style:justify-single-word="false"/>
      <style:text-properties fo:font-weight="normal" officeooo:rsid="001555ed" officeooo:paragraph-rsid="0014aed1" style:font-weight-asian="normal" style:font-weight-complex="normal"/>
    </style:style>
    <style:style style:name="P27" style:family="paragraph" style:parent-style-name="Standard">
      <style:paragraph-properties fo:text-align="start" style:justify-single-word="false"/>
      <style:text-properties fo:font-style="italic" fo:font-weight="normal" officeooo:rsid="001555ed" officeooo:paragraph-rsid="001555ed"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normal" fo:font-weight="normal" officeooo:rsid="001555ed" officeooo:paragraph-rsid="001555e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6a222" officeooo:paragraph-rsid="0016a222" style:font-style-asian="normal" style:font-weight-asian="normal" style:font-style-complex="normal" style:font-weight-complex="normal"/>
    </style:style>
    <style:style style:name="P30" style:family="paragraph" style:parent-style-name="Standard" style:list-style-name="L1">
      <style:paragraph-properties fo:text-align="start" style:justify-single-word="false"/>
      <style:text-properties fo:font-style="normal" fo:font-weight="normal" officeooo:rsid="0016a222" officeooo:paragraph-rsid="0016a22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8d116" officeooo:paragraph-rsid="0018d116" style:font-style-asian="normal" style:font-weight-asian="normal" style:font-style-complex="normal" style:font-weight-complex="normal"/>
    </style:style>
    <style:style style:name="P32" style:family="paragraph" style:parent-style-name="Text_20_body">
      <style:text-properties fo:font-style="normal" fo:font-weight="normal" officeooo:rsid="001e77eb" style:font-style-asian="normal" style:font-weight-asian="normal" style:font-style-complex="normal" style:font-weight-complex="normal"/>
    </style:style>
    <style:style style:name="P33" style:family="paragraph" style:parent-style-name="Text_20_body">
      <style:text-properties fo:font-style="normal" fo:font-weight="normal" officeooo:rsid="00215865" officeooo:paragraph-rsid="00215865" style:font-style-asian="normal" style:font-weight-asian="normal" style:font-style-complex="normal" style:font-weight-complex="normal"/>
    </style:style>
    <style:style style:name="P34" style:family="paragraph" style:parent-style-name="Text_20_body">
      <style:text-properties fo:font-style="normal" fo:font-weight="normal" officeooo:rsid="002662d7" officeooo:paragraph-rsid="0020fa38" style:font-style-asian="normal" style:font-weight-asian="normal" style:font-style-complex="normal" style:font-weight-complex="normal"/>
    </style:style>
    <style:style style:name="P35" style:family="paragraph" style:parent-style-name="Text_20_body">
      <style:text-properties fo:font-style="italic" fo:font-weight="normal" officeooo:rsid="0020fa38" officeooo:paragraph-rsid="0020fa38" style:font-style-asian="italic" style:font-weight-asian="normal" style:font-style-complex="italic" style:font-weight-complex="normal"/>
    </style:style>
    <style:style style:name="P36" style:family="paragraph" style:parent-style-name="Text_20_body" style:list-style-name="L2">
      <style:text-properties fo:font-style="italic" fo:font-weight="normal" officeooo:rsid="0020fa38" officeooo:paragraph-rsid="0020fa38" style:font-style-asian="italic" style:font-weight-asian="normal" style:font-style-complex="italic" style:font-weight-complex="normal"/>
    </style:style>
    <style:style style:name="P37" style:family="paragraph" style:parent-style-name="Text_20_body">
      <style:text-properties fo:font-style="italic" fo:font-weight="normal" officeooo:rsid="001555ed" officeooo:paragraph-rsid="001f1e61" style:font-style-asian="italic" style:font-weight-asian="normal" style:font-style-complex="italic" style:font-weight-complex="normal"/>
    </style:style>
    <style:style style:name="P38" style:family="paragraph" style:parent-style-name="Text_20_body" style:list-style-name="L2">
      <style:text-properties officeooo:rsid="0020fa38" officeooo:paragraph-rsid="0020fa38"/>
    </style:style>
    <style:style style:name="P39" style:family="paragraph" style:parent-style-name="Text_20_body" style:list-style-name="L3">
      <style:text-properties officeooo:rsid="0020fa38" officeooo:paragraph-rsid="0020fa38"/>
    </style:style>
    <style:style style:name="P40" style:family="paragraph" style:parent-style-name="Text_20_body">
      <style:text-properties fo:language="en" fo:country="US" fo:font-style="italic" fo:font-weight="normal" officeooo:rsid="0020fa38" officeooo:paragraph-rsid="0020fa38" style:font-style-asian="italic" style:font-weight-asian="normal" style:font-style-complex="italic" style:font-weight-complex="normal"/>
    </style:style>
    <style:style style:name="P41" style:family="paragraph" style:parent-style-name="Text_20_body">
      <style:text-properties fo:language="pt" fo:country="BR" fo:font-style="italic" fo:font-weight="normal" officeooo:rsid="0020fa38" officeooo:paragraph-rsid="0020fa38"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d116"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555ed" style:font-style-asian="italic" style:font-weight-asian="normal" style:font-style-complex="italic" style:font-weight-complex="normal"/>
    </style:style>
    <style:style style:name="T5" style:family="text">
      <style:text-properties fo:font-style="italic" fo:font-weight="normal" officeooo:rsid="001e77eb" style:font-style-asian="italic" style:font-weight-asian="normal" style:font-style-complex="italic" style:font-weight-complex="normal"/>
    </style:style>
    <style:style style:name="T6" style:family="text">
      <style:text-properties fo:font-style="italic" fo:font-weight="normal" officeooo:rsid="0020fa38" style:font-style-asian="italic" style:font-weight-asian="normal" style:font-style-complex="italic" style:font-weight-complex="normal"/>
    </style:style>
    <style:style style:name="T7" style:family="text">
      <style:text-properties fo:font-style="italic" officeooo:rsid="00215865"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1e77e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8d116" style:font-style-asian="normal" style:font-weight-asian="normal" style:font-style-complex="normal" style:font-weight-complex="normal"/>
    </style:style>
    <style:style style:name="T13" style:family="text">
      <style:text-properties fo:font-style="normal" fo:font-weight="normal" officeooo:rsid="001d17c6" style:font-style-asian="normal" style:font-weight-asian="normal" style:font-style-complex="normal" style:font-weight-complex="normal"/>
    </style:style>
    <style:style style:name="T14" style:family="text">
      <style:text-properties fo:font-style="normal" fo:font-weight="normal" officeooo:rsid="001e77eb" style:font-style-asian="normal" style:font-weight-asian="normal" style:font-style-complex="normal" style:font-weight-complex="normal"/>
    </style:style>
    <style:style style:name="T15" style:family="text">
      <style:text-properties fo:font-style="normal" fo:font-weight="normal" officeooo:rsid="002662d7" style:font-style-asian="normal" style:font-weight-asian="normal" style:font-style-complex="normal" style:font-weight-complex="normal"/>
    </style:style>
    <style:style style:name="T16" style:family="text">
      <style:text-properties officeooo:rsid="0019ed9e"/>
    </style:style>
    <style:style style:name="T17" style:family="text">
      <style:text-properties style:font-name="Arial" fo:language="pt" fo:country="BR" fo:font-style="normal" fo:font-weight="normal" officeooo:rsid="001d17c6" style:font-style-asian="normal" style:font-weight-asian="normal" style:font-style-complex="normal" style:font-weight-complex="normal"/>
    </style:style>
    <style:style style:name="T18" style:family="text">
      <style:text-properties officeooo:rsid="001f1e61"/>
    </style:style>
    <style:style style:name="T19" style:family="text">
      <style:text-properties fo:language="en" fo:country="US" fo:font-style="normal" fo:font-weight="normal" officeooo:rsid="001f1e61" style:font-style-asian="normal" style:font-weight-asian="normal" style:font-style-complex="normal" style:font-weight-complex="normal"/>
    </style:style>
    <style:style style:name="T20" style:family="text">
      <style:text-properties fo:language="en" fo:country="US" fo:font-style="normal" fo:font-weight="normal" officeooo:rsid="002662d7" style:font-style-asian="normal" style:font-weight-asian="normal" style:font-style-complex="normal" style:font-weight-complex="normal"/>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officeooo:rsid="0020fa38"/>
    </style:style>
    <style:style style:name="T23" style:family="text">
      <style:text-properties fo:language="pt" fo:country="BR" fo:font-style="italic" fo:font-weight="normal" style:font-style-asian="italic" style:font-weight-asian="normal" style:font-style-complex="italic" style:font-weight-complex="normal"/>
    </style:style>
    <style:style style:name="T24" style:family="text">
      <style:text-properties officeooo:rsid="00215865"/>
    </style:style>
    <style:style style:name="T25" style:family="text">
      <style:text-properties officeooo:rsid="0022f090"/>
    </style:style>
    <style:style style:name="T26" style:family="text">
      <style:text-properties officeooo:rsid="002662d7"/>
    </style:style>
    <style:style style:name="T27" style:family="text">
      <style:text-properties officeooo:rsid="0026ffb8"/>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EDIEL DA ROSA RIBEI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INISTÉRIO ADOLESCENT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BLUMENAU/SC</text:p>
      <text:p text:style-name="P5">MAIO DE 2021</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text:a xlink:type="simple" xlink:href="#__RefHeading___Toc433_3384651324" text:style-name="Index_20_Link" text:visited-style-name="Index_20_Link">Conhecendo os adolescentes<text:tab/>3</text:a></text:p>
          <text:p text:style-name="P2"><text:a xlink:type="simple" xlink:href="#__RefHeading___Toc435_3384651324" text:style-name="Index_20_Link" text:visited-style-name="Index_20_Link">Pré adolescência (10 – 13)<text:tab/>3</text:a></text:p>
          <text:p text:style-name="P2"><text:a xlink:type="simple" xlink:href="#__RefHeading___Toc437_3384651324" text:style-name="Index_20_Link" text:visited-style-name="Index_20_Link">Média adolescência (14 – 18)<text:tab/>3</text:a></text:p>
          <text:p text:style-name="P2"><text:a xlink:type="simple" xlink:href="#__RefHeading___Toc439_3384651324" text:style-name="Index_20_Link" text:visited-style-name="Index_20_Link">Pós adolescência (18 – 20)<text:tab/>3</text:a></text:p>
          <text:p text:style-name="P2"><text:a xlink:type="simple" xlink:href="#__RefHeading___Toc443_3384651324" text:style-name="Index_20_Link" text:visited-style-name="Index_20_Link"><text:span text:style-name="T9">J</text:span></text:a><text:a xlink:type="simple" xlink:href="#__RefHeading___Toc443_3384651324" text:style-name="Index_20_Link" text:visited-style-name="Index_20_Link"><text:span text:style-name="T9">ust a thought</text:span></text:a><text:a xlink:type="simple" xlink:href="#__RefHeading___Toc443_3384651324" text:style-name="Index_20_Link" text:visited-style-name="Index_20_Link"><text:tab/>3</text:a></text:p>
          <text:p text:style-name="P2"><text:a xlink:type="simple" xlink:href="#__RefHeading___Toc445_3384651324" text:style-name="Index_20_Link" text:visited-style-name="Index_20_Link">O que a bíblia diz sobre a adolescência<text:tab/>3</text:a></text:p>
          <text:p text:style-name="P2"><text:a xlink:type="simple" xlink:href="#__RefHeading___Toc447_3384651324" text:style-name="Index_20_Link" text:visited-style-name="Index_20_Link">Quem sou eu? – Uma questão de Identidade<text:tab/>4</text:a></text:p>
          <text:p text:style-name="P2"><text:a xlink:type="simple" xlink:href="#__RefHeading___Toc449_3384651324" text:style-name="Index_20_Link" text:visited-style-name="Index_20_Link">Quem sou eu? – Uma questão de Relacionamentos<text:tab/>4</text:a></text:p>
          <text:p text:style-name="P2"><text:a xlink:type="simple" xlink:href="#__RefHeading___Toc451_3384651324" text:style-name="Index_20_Link" text:visited-style-name="Index_20_Link">Quem sou eu? – O futuro<text:tab/>4</text:a></text:p>
          <text:p text:style-name="P2"><text:a xlink:type="simple" xlink:href="#__RefHeading___Toc453_3384651324" text:style-name="Index_20_Link" text:visited-style-name="Index_20_Link">Quem sou eu? – No que eu acredito?<text:tab/>4</text:a></text:p>
          <text:p text:style-name="P2"><text:a xlink:type="simple" xlink:href="#__RefHeading___Toc455_3384651324" text:style-name="Index_20_Link" text:visited-style-name="Index_20_Link">Multitarefa e atualização constante<text:tab/>4</text:a></text:p>
          <text:p text:style-name="P2"><text:a xlink:type="simple" xlink:href="#__RefHeading___Toc459_3384651324" text:style-name="Index_20_Link" text:visited-style-name="Index_20_Link">Mundo virtual – online<text:tab/>5</text:a></text:p>
          <text:p text:style-name="P2"><text:a xlink:type="simple" xlink:href="#__RefHeading___Toc461_3384651324" text:style-name="Index_20_Link" text:visited-style-name="Index_20_Link">Egocentrismo<text:tab/>5</text:a></text:p>
        </text:index-body>
      </text:table-of-content>
      <text:p text:style-name="P6"/>
      <text:p text:style-name="P11">AULA – 11/05/2021</text:p>
      <text:p text:style-name="P26">“Olhar para os adolescentes com carinho.”</text:p>
      <text:p text:style-name="P26"/>
      <text:p text:style-name="P26"/>
      <text:list xml:id="list3655661815" text:style-name="Outline">
        <text:list-item>
          <text:h text:style-name="Heading_20_1" text:outline-level="1"><text:bookmark-start text:name="__RefHeading___Toc433_3384651324"/>Conhecendo os adolescentes<text:bookmark-end text:name="__RefHeading___Toc433_3384651324"/></text:h>
        </text:list-item>
      </text:list>
      <text:p text:style-name="P27">Fase de crescimento até a maturidade. 10 – 11 anos até ~17 – 18 anos.</text:p>
      <text:p text:style-name="P28"/>
      <text:p text:style-name="P29">Período de mudanças (adolescência) é Caracterizado por Mudanças</text:p>
      <text:list xml:id="list3546893625" text:style-name="L1">
        <text:list-item>
          <text:p text:style-name="P30">Emocionais</text:p>
        </text:list-item>
        <text:list-item>
          <text:p text:style-name="P30">Físicas</text:p>
        </text:list-item>
        <text:list-item>
          <text:p text:style-name="P30">Sentimentais</text:p>
        </text:list-item>
        <text:list-item>
          <text:p text:style-name="P30">Sociais</text:p>
        </text:list-item>
      </text:list>
      <text:p text:style-name="P29"/>
      <text:p text:style-name="P9"><text:span text:style-name="T1">Move o adolescente da </text:span>dependência <text:span text:style-name="T1">até a </text:span>independência<text:span text:style-name="T1">. (Utopia)</text:span></text:p>
      <text:p text:style-name="P27"/>
      <text:p text:style-name="P27"/>
      <text:list xml:id="list120804655317020" text:continue-list="list3655661815" text:style-name="Outline">
        <text:list-item>
          <text:list>
            <text:list-item>
              <text:h text:style-name="Heading_20_2" text:outline-level="2"><text:bookmark-start text:name="__RefHeading___Toc435_3384651324"/>Pré adolescência (10 – 13)<text:bookmark-end text:name="__RefHeading___Toc435_3384651324"/></text:h>
            </text:list-item>
          </text:list>
        </text:list-item>
      </text:list>
      <text:p text:style-name="P8"><text:span text:style-name="T1"><text:tab/></text:span><text:span text:style-name="T11">Alterações </text:span><text:span text:style-name="T1">biológicas</text:span><text:span text:style-name="T11">, </text:span><text:span text:style-name="T1">ansiedade</text:span><text:span text:style-name="T11">, </text:span><text:span text:style-name="T1">confusão</text:span><text:span text:style-name="T11">, mas também </text:span><text:span text:style-name="T1">alegria</text:span><text:span text:style-name="T11">. </text:span><text:span text:style-name="T12">Porém as </text:span><text:span text:style-name="T2">mudanças físicas</text:span><text:span text:style-name="T12"> são as mudanças mais fortes nessa fase.</text:span></text:p>
      <text:p text:style-name="P31">A adolescência tem tido sinais de chegar mais cedo nos últimos 100 anos.</text:p>
      <text:p text:style-name="P31"/>
      <text:list xml:id="list120804488447644" text:continue-numbering="true" text:style-name="Outline">
        <text:list-item>
          <text:list>
            <text:list-item>
              <text:h text:style-name="Heading_20_2" text:outline-level="2"><text:bookmark-start text:name="__RefHeading___Toc437_3384651324"/>Média adolescência (14 – 18)<text:bookmark-end text:name="__RefHeading___Toc437_3384651324"/></text:h>
            </text:list-item>
          </text:list>
        </text:list-item>
      </text:list>
      <text:p text:style-name="P7"><text:tab/><text:span text:style-name="T16">Grande influências externas sociais de amigos e grupos tirando a autoridade dos pais. Olhar mais crítico.</text:span></text:p>
      <text:p text:style-name="P10"/>
      <text:p text:style-name="P10">~Rejeição.</text:p>
      <text:list xml:id="list120804286583559" text:continue-numbering="true" text:style-name="Outline">
        <text:list-item>
          <text:list>
            <text:list-item>
              <text:h text:style-name="Heading_20_2" text:outline-level="2"><text:bookmark-start text:name="__RefHeading___Toc439_3384651324"/>Pós adolescência (18 – 20)<text:bookmark-end text:name="__RefHeading___Toc439_3384651324"/></text:h>
            </text:list-item>
          </text:list>
        </text:list-item>
      </text:list>
      <text:p text:style-name="Text_20_body"><text:span text:style-name="T4"><text:tab/></text:span><text:span text:style-name="T13">A </text:span><text:span text:style-name="T17">questão</text:span><text:span text:style-name="T13"> que mais resume bem essa fase da adolescência é “quem sou eu?”. </text:span><text:span text:style-name="T14">Incerteza. Precisam de </text:span><text:span text:style-name="T5">fogo</text:span><text:span text:style-name="T14"> e envolvimento.</text:span></text:p>
      <text:p text:style-name="P32"/>
      <text:list xml:id="list120806210213397" text:continue-numbering="true" text:style-name="Outline">
        <text:list-item>
          <text:list>
            <text:list-item>
              <text:h text:style-name="P20" text:outline-level="2"><text:bookmark-start text:name="__RefHeading___Toc443_3384651324"/><text:span text:style-name="T10">J</text:span><text:span text:style-name="T9">ust a thought</text:span><text:bookmark-end text:name="__RefHeading___Toc443_3384651324"/></text:h>
            </text:list-item>
          </text:list>
        </text:list-item>
      </text:list>
      <text:p text:style-name="Text_20_body"><text:span text:style-name="T14"><text:tab/></text:span><text:span text:style-name="T19">Everything made só much more sense back in the Bible days. Where Woman stay home cleaning and focusing on the house, and where the Man would continue the father’s legacy. It’s so much simpler, it feels so much better.</text:span></text:p>
      <text:p text:style-name="P27"/>
      <text:list xml:id="list120805021998162" text:continue-numbering="true" text:style-name="Outline">
        <text:list-item>
          <text:list>
            <text:list-item>
              <text:h text:style-name="P21" text:outline-level="2"><text:bookmark-start text:name="__RefHeading___Toc445_3384651324"/>O que a bíblia diz sobre a adolescência<text:bookmark-end text:name="__RefHeading___Toc445_3384651324"/></text:h>
            </text:list-item>
          </text:list>
        </text:list-item>
      </text:list>
      <text:p text:style-name="P12"><text:tab/>Se exigia muito mais dessa geração. Hoje em dia estamos todos como se fossem férias, não há exigências, nem responsabilidades para um futuro próximo. <text:span text:style-name="T18">O Capitalismo e a revolução industrial forçou esse “período” de férias. Existe um mercado para essa faixa etária.</text:span></text:p>
      <text:list xml:id="list120804590055263" text:continue-numbering="true" text:style-name="Outline">
        <text:list-item>
          <text:list>
            <text:list-item>
              <text:h text:style-name="P22" text:outline-level="2"><text:bookmark-start text:name="__RefHeading___Toc447_3384651324"/><text:soft-page-break/>Quem sou eu? – Uma questão de Identidade<text:bookmark-end text:name="__RefHeading___Toc447_3384651324"/></text:h>
            </text:list-item>
          </text:list>
        </text:list-item>
      </text:list>
      <text:p text:style-name="P14"><text:tab/>“<text:span text:style-name="T6">Você é alguém criado por Deus. Em uma fase de desenvolvimento para uma vida cristã sadia.”</text:span></text:p>
      <text:p text:style-name="P35"/>
      <text:list xml:id="list400201046" text:style-name="L2">
        <text:list-item>
          <text:p text:style-name="P36">Criado por Deus</text:p>
        </text:list-item>
        <text:list-item>
          <text:p text:style-name="P36">Desenvolvimento</text:p>
        </text:list-item>
        <text:list-item>
          <text:p text:style-name="P38"><text:span text:style-name="T3">Vida Cristã* &gt; </text:span><text:span text:style-name="T21">all</text:span></text:p>
        </text:list-item>
      </text:list>
      <text:p text:style-name="P40"/>
      <text:p text:style-name="P13"><text:span text:style-name="T21">* – </text:span><text:span text:style-name="T23">Como a Vida Cristã é perfeita e incrível. Um propósito de vida.</text:span></text:p>
      <text:p text:style-name="P41"/>
      <text:list xml:id="list120804949524853" text:continue-list="list120804590055263" text:style-name="Outline">
        <text:list-item>
          <text:list>
            <text:list-item>
              <text:h text:style-name="P22" text:outline-level="2"><text:bookmark-start text:name="__RefHeading___Toc449_3384651324"/>Quem sou eu? – Uma questão de Relacionamentos<text:bookmark-end text:name="__RefHeading___Toc449_3384651324"/></text:h>
            </text:list-item>
          </text:list>
        </text:list-item>
      </text:list>
      <text:p text:style-name="P14"><text:tab/>“<text:span text:style-name="T22">Quais escolhas são corretas? Como devo agir para com os outros?</text:span>”</text:p>
      <text:p text:style-name="P14"/>
      <text:list xml:id="list3370908995" text:style-name="L3">
        <text:list-item>
          <text:p text:style-name="P39">Relacionamento familiar</text:p>
        </text:list-item>
        <text:list-item>
          <text:p text:style-name="P39">Relacionamento com professores</text:p>
        </text:list-item>
        <text:list-item>
          <text:p text:style-name="P39">Relacionamento com o sexo oposto</text:p>
        </text:list-item>
      </text:list>
      <text:p text:style-name="P35"/>
      <text:list xml:id="list120805508002784" text:continue-list="list120804949524853" text:style-name="Outline">
        <text:list-item>
          <text:list>
            <text:list-item>
              <text:h text:style-name="P23" text:outline-level="2"><text:bookmark-start text:name="__RefHeading___Toc451_3384651324"/>Quem sou eu? – O futuro<text:bookmark-end text:name="__RefHeading___Toc451_3384651324"/></text:h>
            </text:list-item>
          </text:list>
        </text:list-item>
      </text:list>
      <text:p text:style-name="P16"><text:tab/>“<text:span text:style-name="T24">Ensino vazio e espiritual </text:span><text:span text:style-name="T7">demais</text:span>.”</text:p>
      <text:p text:style-name="P16"/>
      <text:p text:style-name="P15">Qual o sentido da espiritualidade na <text:span text:style-name="T8">minha vida</text:span><text:span text:style-name="T11">?</text:span></text:p>
      <text:p text:style-name="P33"/>
      <text:p text:style-name="P33"><text:tab/>A preocupação para com o futuro vem da incerteza que os jovens têm por um ensino espiritual, porém vazio. As pessoas sentem falta e não conseguem aplicar aquilo à vida delas, nem mesmo palpar essas coisas que parecem que precisamos Jejuar por 40 dias para alcançar.</text:p>
      <text:p text:style-name="P16"/>
      <text:list xml:id="list120804665914295" text:continue-numbering="true" text:style-name="Outline">
        <text:list-item>
          <text:list>
            <text:list-item>
              <text:h text:style-name="P23" text:outline-level="2"><text:bookmark-start text:name="__RefHeading___Toc453_3384651324"/>Quem sou eu? – No que eu acredito?<text:bookmark-end text:name="__RefHeading___Toc453_3384651324"/></text:h>
            </text:list-item>
          </text:list>
        </text:list-item>
      </text:list>
      <text:p text:style-name="P16"><text:tab/>“<text:span text:style-name="T25">Crescimento em um debate social e/ou político</text:span>”.</text:p>
      <text:p text:style-name="P16"/>
      <text:p text:style-name="P17"><text:tab/><text:span text:style-name="T25">Jovens que vão ao grupo de jovens, mas não tem diferença nenhuma do grupo de Jovens e o culto. Não há interesse sendo criado no coração dos jovens e fica fácil sair de algo monótono e ir “explorar” o mundo e conhecer algo novo. Se sentir mais útil do que na igreja, onde muitos jovens se sentem presos e inúteis sem uma ação concreta.</text:span></text:p>
      <text:p text:style-name="P17"/>
      <text:list xml:id="list120804896113308" text:continue-numbering="true" text:style-name="Outline">
        <text:list-item>
          <text:list>
            <text:list-item>
              <text:h text:style-name="P24" text:outline-level="2"><text:bookmark-start text:name="__RefHeading___Toc455_3384651324"/>Multitarefa e atualização constante<text:bookmark-end text:name="__RefHeading___Toc455_3384651324"/></text:h>
            </text:list-item>
          </text:list>
        </text:list-item>
      </text:list>
      <text:p text:style-name="P18"><text:tab/>“<text:span text:style-name="T26">Jovens e seu contexto atualizam muito rápido</text:span>”.</text:p>
      <text:p text:style-name="P18"/>
      <text:p text:style-name="P18"><text:tab/><text:span text:style-name="T26">Na questão do dia para a noite os jovens e o seu contexto muda. Quem fica parado corre o risco de ficar obsoleto e perder influência no meio dos jovens.</text:span></text:p>
      <text:p text:style-name="P18"/>
      <text:p text:style-name="P18"/>
      <text:list xml:id="list120805483939046" text:continue-numbering="true" text:style-name="Outline">
        <text:list-item>
          <text:list>
            <text:list-item>
              <text:h text:style-name="Heading_20_2" text:outline-level="2"><text:bookmark-start text:name="__RefHeading___Toc459_3384651324"/><text:soft-page-break/>Mundo virtual – <text:span text:style-name="T26">online</text:span><text:bookmark-end text:name="__RefHeading___Toc459_3384651324"/></text:h>
            </text:list-item>
          </text:list>
        </text:list-item>
      </text:list>
      <text:p text:style-name="Text_20_body"><text:tab/>“<text:span text:style-name="T26">2 vidas ou personalidades</text:span>”.</text:p>
      <text:p text:style-name="P17"/>
      <text:p text:style-name="P13"><text:span text:style-name="T3"><text:tab/></text:span><text:span text:style-name="T15">Jovens estão sempre online, porém desconectados do “mundo real”. Parece que estamos hipnotizados e criamos um mundo e toda uma realidade nas nossas cabeças.</text:span><text:span text:style-name="T20"> BREAK THE FORTH WALL.</text:span></text:p>
      <text:p text:style-name="P34"/>
      <text:list xml:id="list120804714516986" text:continue-numbering="true" text:style-name="Outline">
        <text:list-item>
          <text:list>
            <text:list-item>
              <text:h text:style-name="P25" text:outline-level="2"><text:bookmark-start text:name="__RefHeading___Toc461_3384651324"/>Egocentrismo<text:bookmark-end text:name="__RefHeading___Toc461_3384651324"/></text:h>
            </text:list-item>
          </text:list>
        </text:list-item>
      </text:list>
      <text:p text:style-name="P19"><text:tab/>“<text:span text:style-name="T27">Busca do prazer sem se preocupar com as outras pessoas”.</text:span></text:p>
      <text:p text:style-name="P19"/>
      <text:p text:style-name="P19"><text:tab/><text:span text:style-name="T27">O Evangelho é a cura para o individualismo. Jovens aprisionados no mundo que eles mesmos criam para si. Então seus problemas se tornam maiores que os outros problemas.</text:span></text:p>
      <text:p text:style-name="P19"/>
      <text:p text:style-name="P19"/>
      <text:p text:style-name="P35"/>
      <text:p text:style-name="P35"/>
      <text:p text:style-name="P35"/>
      <text:p text:style-name="P35"/>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4"><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1T11:53:39.678000000</dc:date>
    <meta:editing-duration>PT26M37S</meta:editing-duration>
    <meta:editing-cycles>6</meta:editing-cycles>
    <meta:generator>LibreOffice/7.1.3.2$Windows_X86_64 LibreOffice_project/47f78053abe362b9384784d31a6e56f8511eb1c1</meta:generator>
    <meta:document-statistic meta:table-count="0" meta:image-count="1" meta:object-count="0" meta:page-count="5" meta:paragraph-count="67" meta:word-count="640" meta:character-count="3789" meta:non-whitespace-character-count="3189"/>
  </office:meta>
</office:document-meta>
</file>